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Você conhece o jogo do NIM? </text:span></text:p>
      <text:p text:style-name="P1"><text:span text:style-name="T1">Nesse jogo, n peças são inicialmente dispostas numa mesa ou tabuleiro. Dois jogadores jogam alternadamente, retirando pelo menos 1 e no máximo m peças cada um. Quem tirar as últimas peças possíveis ganha o jogo.</text:span></text:p>
      <text:p text:style-name="P1"><text:span text:style-name="T1">Existe uma estratégia para ganhar o jogo que é muito simples: ela consiste em deixar sempre múltiplos de (m+1) peças ao jogador oponente.</text:span></text:p>
      <text:p text:style-name="P1"><text:span text:style-name="T1"/></text:p>
      <text:p text:style-name="P1"><text:span text:style-name="T1">Objetivo</text:span></text:p>
      <text:p text:style-name="P1"><text:span text:style-name="T1">Você deverá escrever um programa na linguagem Python, versão 3, que permita a uma "vítima" jogar o NIM contra o computador. O computador, é claro, deverá seguir a estratégia vencedora descrita acima.</text:span></text:p>
      <text:p text:style-name="P1"><text:span text:style-name="T1"/></text:p>
      <text:p text:style-name="P1"><text:span text:style-name="T1">Sejam n o número de peças inicial e m o número máximo de peças que é possível retirar em uma rodada. Para garantir que o computador ganhe sempre, é preciso considerar os dois cenários possíveis para o início do jogo:</text:span></text:p>
      <text:p text:style-name="P1"><text:span text:style-name="T1"/></text:p>
      <text:p text:style-name="P1"><text:span text:style-name="T1">Se n é múltiplo de (m+1), o computador deve ser "generoso" e convidar o jogador a iniciar a partida com a frase "Você começa!"</text:span></text:p>
      <text:p text:style-name="P1"><text:span text:style-name="T1">Caso contrário, o computador toma a inciativa de começar o jogo, declarando "Computador começa!"</text:span></text:p>
      <text:p text:style-name="P1"><text:span text:style-name="T1">Uma vez iniciado o jogo, a estratégia do computador para ganhar consiste em deixar sempre um número de peças que seja múltiplo de (m+1) ao jogador. Caso isso não seja possível, deverá tirar o número máximo de peças possíveis.</text:span></text:p>
      <text:p text:style-name="P1"><text:span text:style-name="T1"/></text:p>
      <text:p text:style-name="P1"><text:span text:style-name="T1">Seu trabalho, então, será implementar o Jogo e fazer com que o computador se utilize da estratégia vencedora.</text:span></text:p>
      <text:p text:style-name="P1"><text:span text:style-name="T1"/></text:p>
      <text:p text:style-name="P1"><text:span text:style-name="T1">Seu Programa</text:span></text:p>
      <text:p text:style-name="P1"><text:span text:style-name="T1">Com o objetivo do EP já definido, uma dúvida que deve surgir nesse momento é como modelar o jogo de forma que possa ser implementado em Python 3 correspondendo rigorosamente às especificações descritas até agora.</text:span></text:p>
      <text:p text:style-name="P1"><text:span text:style-name="T1"/></text:p>
      <text:p text:style-name="P1"><text:span text:style-name="T1">Para facilitar seu trabalho e permitir a correção automática do exercício, apresentamos a seguir um modelo, isto é, uma descrição em linhas gerais de um conjunto de funções que resolve o problema proposto neste EP. Embora sejam possíveis outras abordagens, é preciso atender exatamente o que está definido abaixo para que a correção automática do trabalho funcione corretamente.</text:span></text:p>
      <text:p text:style-name="P1"><text:span text:style-name="T1"/></text:p>
      <text:p text:style-name="P1"><text:span text:style-name="T1">O programa deve implementar:</text:span></text:p>
      <text:p text:style-name="P1"><text:span text:style-name="T1"/></text:p>
      <text:p text:style-name="P1"><text:span text:style-name="T1">Uma função computador_escolhe_jogada que recebe, como parâmetros, os números n e m descritos acima e devolve um inteiro correspondente à próxima jogada do computador (ou seja, quantas peças o computador deve retirar do tabuleiro) de acordo com a estratégia vencedora.</text:span></text:p>
      <text:p text:style-name="P1"><text:span text:style-name="T1">Uma função usuario_escolhe_jogada que recebe os mesmos parâmetros, solicita que o jogador informe sua jogada e verifica se o valor informado é válido. Se o valor informado for válido, a função deve devolvê-lo; caso contrário, deve solicitar novamente ao usuário que informe uma jogada válida.</text:span></text:p>
      <text:p text:style-name="P1"><text:span text:style-name="T1">Uma função partida que não recebe nenhum parâmetro, solicita ao usuário que informe os valores de n e m e inicia o jogo, alternando entre jogadas do computador e do usuário (ou seja, chamadas às duas funções anteriores). A escolha da jogada inicial deve ser feita em função da estratégia vencedora, como dito anteriormente. A cada jogada, deve ser impresso na tela o estado atual do jogo, ou seja, quantas peças foram removidas na última jogada e quantas restam na mesa. Quando a última peça é removida, essa função imprime na tela a mensagem "O computador ganhou!" ou "Você ganhou!" conforme o caso.</text:span></text:p>
      <text:p text:style-name="P1"><text:span text:style-name="T1">Observe que, para isso funcionar, seu programa deve sempre "lembrar" qual é o número de peças atualmente no tabuleiro e qual é o máximo de peças a retirar em cada jogada.</text:span></text:p>
      <text:p text:style-name="P1"><text:span text:style-name="T1"/></text:p>
      <text:p text:style-name="P1"><text:span text:style-name="T1">Campeonatos</text:span></text:p>
      <text:p text:style-name="P1"><text:span text:style-name="T1">Como todos sabemos, uma única rodada de um jogo não é suficiente para definir quem é o melhor jogador. Assim, uma vez que a função partida esteja funcionando, você deverá criar uma outra função chamada campeonato. Essa nova função deve realizar três partidas seguidas do jogo e, ao final, mostrar o placar dessas três partidas e indicar o vencedor do campeonato. O placar deve ser impresso na forma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